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8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1">
          <draw:rect draw:style-name="gr1" draw:text-style-name="P1" draw:layer="layout" svg:width="5.159cm" svg:height="0.728cm" svg:x="3.618cm" svg:y="2.065cm" draw:corner-radius="0.5cm">
            <text:p/>
          </draw:rect>
          <draw:frame draw:style-name="gr2" draw:text-style-name="P3" draw:layer="layout" svg:width="5.087cm" svg:height="0.738cm" svg:x="3.761cm" svg:y="2.082cm">
            <draw:text-box>
              <text:p text:style-name="P2"><text:span text:style-name="T1">languages/pico/compile/Pico</text:span></text:p>
            </draw:text-box>
          </draw:frame>
        </draw:g>
        <draw:g draw:id="id2">
          <draw:rect draw:style-name="gr3" draw:text-style-name="P1" draw:layer="layout" svg:width="6.438cm" svg:height="0.689cm" svg:x="6.056cm" svg:y="0.354cm" draw:corner-radius="0.5cm">
            <text:p/>
          </draw:rect>
          <draw:frame draw:style-name="gr4" draw:text-style-name="P3" draw:layer="layout" svg:width="6.149cm" svg:height="0.738cm" svg:x="6.305cm" svg:y="0.313cm">
            <draw:text-box>
              <text:p text:style-name="P2"><text:span text:style-name="T1">languages/pico/compile/NextLabel</text:span></text:p>
            </draw:text-box>
          </draw:frame>
        </draw:g>
        <draw:g draw:id="id3">
          <draw:rect draw:style-name="gr5" draw:text-style-name="P1" draw:layer="layout" svg:width="5.428cm" svg:height="0.708cm" svg:x="0.347cm" svg:y="0.313cm" draw:corner-radius="0.5cm">
            <text:p/>
          </draw:rect>
          <draw:frame draw:style-name="gr6" draw:text-style-name="P3" draw:layer="layout" svg:width="4.968cm" svg:height="0.738cm" svg:x="0.485cm" svg:y="0.319cm">
            <draw:text-box>
              <text:p text:style-name="P2"><text:span text:style-name="T1">languages/pico/syntax/Pico</text:span></text:p>
            </draw:text-box>
          </draw:frame>
        </draw:g>
        <draw:connector draw:style-name="gr7" draw:text-style-name="P4" draw:layer="layout" draw:type="line" svg:x1="6.233cm" svg:y1="2.065cm" svg:x2="9.275cm" svg:y2="1.051cm" draw:start-shape="id1" draw:start-glue-point="0" draw:end-shape="id2" draw:end-glue-point="2">
          <text:p/>
        </draw:connector>
        <draw:connector draw:style-name="gr7" draw:text-style-name="P4" draw:layer="layout" draw:type="line" svg:x1="6.233cm" svg:y1="2.065cm" svg:x2="3.061cm" svg:y2="1.057cm" draw:start-shape="id1" draw:start-glue-point="0" draw:end-shape="id3" draw:end-glue-point="2">
          <text:p/>
        </draw:connector>
        <draw:g draw:id="id6">
          <draw:g draw:id="id5">
            <draw:rect draw:style-name="gr8" draw:text-style-name="P1" draw:layer="layout" svg:width="6.136cm" svg:height="0.668cm" svg:x="3.206cm" svg:y="7.422cm" draw:corner-radius="0.5cm">
              <text:p/>
            </draw:rect>
            <draw:frame draw:style-name="gr9" draw:text-style-name="P3" draw:layer="layout" svg:width="6.183cm" svg:height="0.738cm" svg:x="3.172cm" svg:y="7.398cm">
              <draw:text-box>
                <text:p text:style-name="P2"><text:span text:style-name="T1">languages/pico/syntax/Identifiers</text:span></text:p>
              </draw:text-box>
            </draw:frame>
          </draw:g>
          <draw:g draw:id="id4">
            <draw:rect draw:style-name="gr10" draw:text-style-name="P1" draw:layer="layout" svg:width="7.584cm" svg:height="0.704cm" svg:x="2.396cm" svg:y="3.99cm" draw:corner-radius="0.5cm">
              <text:p/>
            </draw:rect>
            <draw:frame draw:style-name="gr11" draw:text-style-name="P3" draw:layer="layout" svg:width="7.47cm" svg:height="0.738cm" svg:x="2.626cm" svg:y="3.931cm">
              <draw:text-box>
                <text:p text:style-name="P2"><text:span text:style-name="T1">languages/pico/compile/AssemblyLanguage</text:span></text:p>
              </draw:text-box>
            </draw:frame>
          </draw:g>
          <draw:g>
            <draw:rect draw:style-name="gr12" draw:text-style-name="P1" draw:layer="layout" svg:width="2.952cm" svg:height="0.728cm" svg:x="2.357cm" svg:y="5.913cm" draw:corner-radius="0.5cm">
              <text:p/>
            </draw:rect>
            <draw:frame draw:style-name="gr13" draw:text-style-name="P3" draw:layer="layout" svg:width="2.97cm" svg:height="0.738cm" svg:x="2.361cm" svg:y="5.839cm">
              <draw:text-box>
                <text:p text:style-name="P2"><text:span text:style-name="T1">basic/Integers</text:span></text:p>
              </draw:text-box>
            </draw:frame>
          </draw:g>
          <draw:g>
            <draw:rect draw:style-name="gr14" draw:text-style-name="P1" draw:layer="layout" svg:width="2.827cm" svg:height="0.668cm" svg:x="7.219cm" svg:y="5.914cm" draw:corner-radius="0.5cm">
              <text:p/>
            </draw:rect>
            <draw:frame draw:style-name="gr15" draw:text-style-name="P3" draw:layer="layout" svg:width="2.798cm" svg:height="0.738cm" svg:x="7.232cm" svg:y="5.859cm">
              <draw:text-box>
                <text:p text:style-name="P2"><text:span text:style-name="T1">basic/Strings</text:span></text:p>
              </draw:text-box>
            </draw:frame>
          </draw:g>
          <draw:line draw:style-name="gr16" draw:text-style-name="P4" draw:layer="layout" svg:x1="3.728cm" svg:y1="4.69cm" svg:x2="3.728cm" svg:y2="5.916cm">
            <text:p/>
          </draw:line>
          <draw:line draw:style-name="gr16" draw:text-style-name="P4" draw:layer="layout" svg:x1="8.563cm" svg:y1="4.69cm" svg:x2="8.563cm" svg:y2="5.892cm">
            <text:p/>
          </draw:line>
          <draw:connector draw:style-name="gr16" draw:text-style-name="P4" draw:layer="layout" draw:type="line" svg:x1="6.246cm" svg:y1="4.694cm" svg:x2="6.263cm" svg:y2="7.398cm" draw:start-shape="id4" draw:end-shape="id5">
            <text:p/>
          </draw:connector>
        </draw:g>
        <draw:connector draw:style-name="gr7" draw:text-style-name="P4" draw:layer="layout" draw:type="line" svg:x1="6.233cm" svg:y1="2.82cm" svg:x2="6.226cm" svg:y2="3.931cm" draw:start-shape="id1" draw:start-glue-point="2" draw:end-shape="id6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'Albany AMT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8-20T15:59:35</meta:creation-date>
    <dc:date>2007-09-04T13:19:42</dc:date>
    <dc:language>en-US</dc:language>
    <meta:editing-cycles>14</meta:editing-cycles>
    <meta:editing-duration>PT1H17M4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